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3cm"/>
    </style:style>
    <style:style style:name="co3" style:family="table-column">
      <style:table-column-properties fo:break-before="auto" style:column-width="16.11cm"/>
    </style:style>
    <style:style style:name="co4" style:family="table-column">
      <style:table-column-properties fo:break-before="auto" style:column-width="3.196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bg-blue-100</text:p>
          </table:table-cell>
          <table:table-cell office:value-type="string">
            <text:p>背景色を薄い青に</text:p>
          </table:table-cell>
        </table:table-row>
        <table:table-row table:style-name="ro2">
          <table:table-cell/>
          <table:table-cell office:value-type="string">
            <text:p>bg-blue-600</text:p>
          </table:table-cell>
          <table:table-cell office:value-type="string">
            <text:p>背景色を青に</text:p>
          </table:table-cell>
        </table:table-row>
        <table:table-row table:style-name="ro2">
          <table:table-cell/>
          <table:table-cell office:value-type="string">
            <text:p>bg-gray-50</text:p>
          </table:table-cell>
          <table:table-cell office:value-type="string">
            <text:p>背景色を薄いグレーに <text:s text:c="106"/></text:p>
          </table:table-cell>
        </table:table-row>
        <table:table-row table:style-name="ro2">
          <table:table-cell/>
          <table:table-cell office:value-type="string">
            <text:p>bg-white</text:p>
          </table:table-cell>
          <table:table-cell office:value-type="string">
            <text:p>背景色を白に <text:s text:c="116"/></text:p>
          </table:table-cell>
        </table:table-row>
        <table:table-row table:style-name="ro3">
          <table:table-cell/>
          <table:table-cell office:value-type="string">
            <text:p>border</text:p>
          </table:table-cell>
          <table:table-cell office:value-type="string">
            <text:p>1px の枠線を表示 <text:s text:c="114"/></text:p>
          </table:table-cell>
        </table:table-row>
        <table:table-row table:style-name="ro1">
          <table:table-cell/>
          <table:table-cell office:value-type="string">
            <text:p>border-blue-600</text:p>
          </table:table-cell>
          <table:table-cell office:value-type="string">
            <text:p>枠線の色を青に</text:p>
          </table:table-cell>
        </table:table-row>
        <table:table-row table:style-name="ro1">
          <table:table-cell/>
          <table:table-cell office:value-type="string">
            <text:p>border-gray-300</text:p>
          </table:table-cell>
          <table:table-cell office:value-type="string">
            <text:p>枠線の色を薄いグレーに</text:p>
          </table:table-cell>
        </table:table-row>
        <table:table-row table:style-name="ro1">
          <table:table-cell/>
          <table:table-cell office:value-type="string">
            <text:p>disabled:cursor-not-allowed</text:p>
          </table:table-cell>
          <table:table-cell office:value-type="string">
            <text:p>無効時にカーソルを禁止マークに変える</text:p>
          </table:table-cell>
        </table:table-row>
        <table:table-row table:style-name="ro3">
          <table:table-cell/>
          <table:table-cell office:value-type="string">
            <text:p>disabled:opacity-50</text:p>
          </table:table-cell>
          <table:table-cell office:value-type="string">
            <text:p>無効時に透明度を50%にして薄く見せる <text:s text:c="82"/></text:p>
          </table:table-cell>
        </table:table-row>
        <table:table-row table:style-name="ro3">
          <table:table-cell/>
          <table:table-cell office:value-type="string">
            <text:p>ext-sm</text:p>
          </table:table-cell>
          <table:table-cell office:value-type="string">
            <text:p>文字サイズを小さく（14px）</text:p>
          </table:table-cell>
        </table:table-row>
        <table:table-row table:style-name="ro3">
          <table:table-cell/>
          <table:table-cell office:value-type="string">
            <text:p>flex</text:p>
          </table:table-cell>
          <table:table-cell office:value-type="string">
            <text:p>Flexboxレイアウトを有効化</text:p>
          </table:table-cell>
        </table:table-row>
        <table:table-row table:style-name="ro1">
          <table:table-cell/>
          <table:table-cell office:value-type="string">
            <text:p>flex-col</text:p>
          </table:table-cell>
          <table:table-cell office:value-type="string">
            <text:p>子要素を縦方向に並べる</text:p>
          </table:table-cell>
        </table:table-row>
        <table:table-row table:style-name="ro1">
          <table:table-cell/>
          <table:table-cell office:value-type="string">
            <text:p>flex-wrap</text:p>
          </table:table-cell>
          <table:table-cell office:value-type="string">
            <text:p>タグが多い場合に折り返す</text:p>
          </table:table-cell>
        </table:table-row>
        <table:table-row table:style-name="ro1">
          <table:table-cell/>
          <table:table-cell office:value-type="string">
            <text:p>focus:outline-none</text:p>
          </table:table-cell>
          <table:table-cell office:value-type="string">
            <text:p>フォーカス時にブラウザデフォルトのアウトラインを消す <text:s text:c="66"/></text:p>
          </table:table-cell>
        </table:table-row>
        <table:table-row table:style-name="ro3">
          <table:table-cell/>
          <table:table-cell office:value-type="string">
            <text:p>focus:ring-2</text:p>
          </table:table-cell>
          <table:table-cell office:value-type="string">
            <text:p>フォーカス時に 2px のリングを表示 <text:s text:c="91"/></text:p>
          </table:table-cell>
        </table:table-row>
        <table:table-row table:style-name="ro1">
          <table:table-cell/>
          <table:table-cell office:value-type="string">
            <text:p>focus:ring-blue-400</text:p>
          </table:table-cell>
          <table:table-cell office:value-type="string">
            <text:p>リングの色を青に</text:p>
          </table:table-cell>
        </table:table-row>
        <table:table-row table:style-name="ro3">
          <table:table-cell/>
          <table:table-cell office:value-type="string">
            <text:p>font-bold</text:p>
          </table:table-cell>
          <table:table-cell office:value-type="string">
            <text:p>文字を太く（700）</text:p>
          </table:table-cell>
        </table:table-row>
        <table:table-row table:style-name="ro3">
          <table:table-cell/>
          <table:table-cell office:value-type="string">
            <text:p>font-medium</text:p>
          </table:table-cell>
          <table:table-cell office:value-type="string">
            <text:p>文字の太さを中程度（500）に</text:p>
          </table:table-cell>
        </table:table-row>
        <table:table-row table:style-name="ro3">
          <table:table-cell/>
          <table:table-cell office:value-type="string">
            <text:p>font-normal</text:p>
          </table:table-cell>
          <table:table-cell office:value-type="string">
            <text:p>文字の太さを通常（400）に戻す</text:p>
          </table:table-cell>
        </table:table-row>
        <table:table-row table:style-name="ro3">
          <table:table-cell/>
          <table:table-cell office:value-type="string">
            <text:p>font-semibold</text:p>
          </table:table-cell>
          <table:table-cell office:value-type="string">
            <text:p>文字をやや太く（600）</text:p>
          </table:table-cell>
        </table:table-row>
        <table:table-row table:style-name="ro3">
          <table:table-cell/>
          <table:table-cell office:value-type="string">
            <text:p>gap-1</text:p>
          </table:table-cell>
          <table:table-cell office:value-type="string">
            <text:p>タグ間に 4px の余白</text:p>
          </table:table-cell>
        </table:table-row>
        <table:table-row table:style-name="ro3">
          <table:table-cell/>
          <table:table-cell office:value-type="string">
            <text:p>gap-2</text:p>
          </table:table-cell>
          <table:table-cell office:value-type="string">
            <text:p>子要素の間に 8px の余白</text:p>
          </table:table-cell>
        </table:table-row>
        <table:table-row table:style-name="ro3">
          <table:table-cell/>
          <table:table-cell office:value-type="string">
            <text:p>gap-3</text:p>
          </table:table-cell>
          <table:table-cell office:value-type="string">
            <text:p>子要素の間に 12px の余白 <text:s text:c="107"/></text:p>
          </table:table-cell>
        </table:table-row>
        <table:table-row table:style-name="ro3">
          <table:table-cell/>
          <table:table-cell office:value-type="string">
            <text:p>gap-4</text:p>
          </table:table-cell>
          <table:table-cell office:value-type="string">
            <text:p>カード間に 16px の余白</text:p>
          </table:table-cell>
        </table:table-row>
        <table:table-row table:style-name="ro3">
          <table:table-cell/>
          <table:table-cell office:value-type="string">
            <text:p>gap-6</text:p>
          </table:table-cell>
          <table:table-cell office:value-type="string">
            <text:p>子要素の間に 24px の余白 <text:s text:c="107"/></text:p>
          </table:table-cell>
        </table:table-row>
        <table:table-row table:style-name="ro3">
          <table:table-cell/>
          <table:table-cell office:value-type="string">
            <text:p>grid</text:p>
          </table:table-cell>
          <table:table-cell office:value-type="string">
            <text:p>CSS Grid レイアウトを有効化 <text:s text:c="105"/></text:p>
          </table:table-cell>
        </table:table-row>
        <table:table-row table:style-name="ro3">
          <table:table-cell/>
          <table:table-cell office:value-type="string">
            <text:p>grid-cols-1</text:p>
          </table:table-cell>
          <table:table-cell office:value-type="string">
            <text:p>デフォルトは1列</text:p>
          </table:table-cell>
        </table:table-row>
        <table:table-row table:style-name="ro3">
          <table:table-cell/>
          <table:table-cell office:value-type="string">
            <text:p>h-40</text:p>
          </table:table-cell>
          <table:table-cell office:value-type="string">
            <text:p>高さを 160px に固定（10rem）</text:p>
          </table:table-cell>
        </table:table-row>
        <table:table-row table:style-name="ro2">
          <table:table-cell/>
          <table:table-cell office:value-type="string">
            <text:p>hover:bg-blue-700</text:p>
          </table:table-cell>
          <table:table-cell office:value-type="string">
            <text:p>ホバー時に背景色を濃い青に</text:p>
          </table:table-cell>
        </table:table-row>
        <table:table-row table:style-name="ro1">
          <table:table-cell/>
          <table:table-cell office:value-type="string">
            <text:p>hover:border-blue-400</text:p>
          </table:table-cell>
          <table:table-cell office:value-type="string">
            <text:p>ホバー時に枠線の色を青に</text:p>
          </table:table-cell>
        </table:table-row>
        <table:table-row table:style-name="ro2">
          <table:table-cell/>
          <table:table-cell office:value-type="string">
            <text:p>hover:shadow-md</text:p>
          </table:table-cell>
          <table:table-cell office:value-type="string">
            <text:p>ホバー時にシャドウを少し強くする</text:p>
          </table:table-cell>
        </table:table-row>
        <table:table-row table:style-name="ro1">
          <table:table-cell/>
          <table:table-cell office:value-type="string">
            <text:p>hover:text-red-600</text:p>
          </table:table-cell>
          <table:table-cell office:value-type="string">
            <text:p>ホバー時に濃い赤に</text:p>
          </table:table-cell>
        </table:table-row>
        <table:table-row table:style-name="ro1">
          <table:table-cell/>
          <table:table-cell office:value-type="string">
            <text:p>hover:underline</text:p>
          </table:table-cell>
          <table:table-cell office:value-type="string">
            <text:p>ホバー時に下線を表示</text:p>
          </table:table-cell>
        </table:table-row>
        <table:table-row table:style-name="ro3">
          <table:table-cell/>
          <table:table-cell office:value-type="string">
            <text:p>lg:grid-cols-3</text:p>
          </table:table-cell>
          <table:table-cell office:value-type="string">
            <text:p>画面幅 1024px 以上で3列 <text:s text:c="99"/></text:p>
          </table:table-cell>
        </table:table-row>
        <table:table-row table:style-name="ro3">
          <table:table-cell/>
          <table:table-cell office:value-type="string">
            <text:p>line-clamp-2</text:p>
          </table:table-cell>
          <table:table-cell office:value-type="string">
            <text:p>2行を超えたテキストを ... で省略</text:p>
          </table:table-cell>
        </table:table-row>
        <table:table-row table:style-name="ro3">
          <table:table-cell/>
          <table:table-cell office:value-type="string">
            <text:p>max-w-4xl</text:p>
          </table:table-cell>
          <table:table-cell office:value-type="string">
            <text:p>最大幅を 896px に制限 <text:s text:c="106"/></text:p>
          </table:table-cell>
        </table:table-row>
        <table:table-row table:style-name="ro1">
          <table:table-cell/>
          <table:table-cell office:value-type="string">
            <text:p>min-h-screen</text:p>
          </table:table-cell>
          <table:table-cell office:value-type="string">
            <text:p>最小の高さを画面全体に <text:s text:c="102"/></text:p>
          </table:table-cell>
        </table:table-row>
        <table:table-row table:style-name="ro3">
          <table:table-cell/>
          <table:table-cell office:value-type="string">
            <text:p>mt-1</text:p>
          </table:table-cell>
          <table:table-cell office:value-type="string">
            <text:p>上に 4px のマージン</text:p>
          </table:table-cell>
        </table:table-row>
        <table:table-row table:style-name="ro3">
          <table:table-cell/>
          <table:table-cell office:value-type="string">
            <text:p>mx-auto</text:p>
          </table:table-cell>
          <table:table-cell office:value-type="string">
            <text:p>左右マージンを auto にして中央寄せ</text:p>
          </table:table-cell>
        </table:table-row>
        <table:table-row table:style-name="ro1">
          <table:table-cell/>
          <table:table-cell office:value-type="string">
            <text:p>object-cover</text:p>
          </table:table-cell>
          <table:table-cell office:value-type="string">
            <text:p>画像のアスペクト比を保ちながら枠を埋める（はみ出た部分は切り取り）</text:p>
          </table:table-cell>
        </table:table-row>
        <table:table-row table:style-name="ro1">
          <table:table-cell/>
          <table:table-cell office:value-type="string">
            <text:p>overflow-hidden</text:p>
          </table:table-cell>
          <table:table-cell office:value-type="string">
            <text:p>角丸からはみ出した画像を隠す</text:p>
          </table:table-cell>
        </table:table-row>
        <table:table-row table:style-name="ro3">
          <table:table-cell/>
          <table:table-cell office:value-type="string">
            <text:p>p-4</text:p>
          </table:table-cell>
          <table:table-cell office:value-type="string">
            <text:p>内側に 16px のパディング</text:p>
          </table:table-cell>
        </table:table-row>
        <table:table-row table:style-name="ro3">
          <table:table-cell/>
          <table:table-cell office:value-type="string">
            <text:p>px-2</text:p>
          </table:table-cell>
          <table:table-cell office:value-type="string">
            <text:p>左右に 8px のパディング</text:p>
          </table:table-cell>
        </table:table-row>
        <table:table-row table:style-name="ro3">
          <table:table-cell/>
          <table:table-cell office:value-type="string">
            <text:p>px-3</text:p>
          </table:table-cell>
          <table:table-cell office:value-type="string">
            <text:p>左右に 12px のパディング <text:s text:c="108"/></text:p>
          </table:table-cell>
        </table:table-row>
        <table:table-row table:style-name="ro3">
          <table:table-cell/>
          <table:table-cell office:value-type="string">
            <text:p>px-4</text:p>
          </table:table-cell>
          <table:table-cell office:value-type="string">
            <text:p>左右に 16px のパディング <text:s text:c="108"/></text:p>
          </table:table-cell>
        </table:table-row>
        <table:table-row table:style-name="ro3">
          <table:table-cell/>
          <table:table-cell office:value-type="string">
            <text:p>py-0.5</text:p>
          </table:table-cell>
          <table:table-cell office:value-type="string">
            <text:p>上下に 2px のパディング</text:p>
          </table:table-cell>
        </table:table-row>
        <table:table-row table:style-name="ro3">
          <table:table-cell/>
          <table:table-cell office:value-type="string">
            <text:p>py-1</text:p>
          </table:table-cell>
          <table:table-cell office:value-type="string">
            <text:p>上下に 4px のパディング</text:p>
          </table:table-cell>
        </table:table-row>
        <table:table-row table:style-name="ro3">
          <table:table-cell/>
          <table:table-cell office:value-type="string">
            <text:p>py-2</text:p>
          </table:table-cell>
          <table:table-cell office:value-type="string">
            <text:p>上下に 8px のパディング <text:s text:c="109"/></text:p>
          </table:table-cell>
        </table:table-row>
        <table:table-row table:style-name="ro3">
          <table:table-cell/>
          <table:table-cell office:value-type="string">
            <text:p>py-8</text:p>
          </table:table-cell>
          <table:table-cell office:value-type="string">
            <text:p>上下に 32px のパディング</text:p>
          </table:table-cell>
        </table:table-row>
        <table:table-row table:style-name="ro1">
          <table:table-cell/>
          <table:table-cell office:value-type="string">
            <text:p>rounded</text:p>
          </table:table-cell>
          <table:table-cell office:value-type="string">
            <text:p>角を少し丸くする</text:p>
          </table:table-cell>
        </table:table-row>
        <table:table-row table:style-name="ro3">
          <table:table-cell/>
          <table:table-cell office:value-type="string">
            <text:p>rounded-full</text:p>
          </table:table-cell>
          <table:table-cell office:value-type="string">
            <text:p>角を完全に丸くして pill 形状に <text:s text:c="94"/></text:p>
          </table:table-cell>
        </table:table-row>
        <table:table-row table:style-name="ro2">
          <table:table-cell/>
          <table:table-cell office:value-type="string">
            <text:p>rounded-lg</text:p>
          </table:table-cell>
          <table:table-cell office:value-type="string">
            <text:p>角を大きめに丸くする</text:p>
          </table:table-cell>
        </table:table-row>
        <table:table-row table:style-name="ro3">
          <table:table-cell/>
          <table:table-cell office:value-type="string">
            <text:p>self-end</text:p>
          </table:table-cell>
          <table:table-cell office:value-type="string">
            <text:p>Flex子要素を右端に寄せる</text:p>
          </table:table-cell>
        </table:table-row>
        <table:table-row table:style-name="ro2">
          <table:table-cell/>
          <table:table-cell office:value-type="string">
            <text:p>shadow-sm</text:p>
          </table:table-cell>
          <table:table-cell office:value-type="string">
            <text:p>薄いドロップシャドウ</text:p>
          </table:table-cell>
        </table:table-row>
        <table:table-row table:style-name="ro3">
          <table:table-cell/>
          <table:table-cell office:value-type="string">
            <text:p>sm:grid-cols-2</text:p>
          </table:table-cell>
          <table:table-cell office:value-type="string">
            <text:p>画面幅 640px 以上で2列</text:p>
          </table:table-cell>
        </table:table-row>
        <table:table-row table:style-name="ro3">
          <table:table-cell/>
          <table:table-cell office:value-type="string">
            <text:p>text-2xl</text:p>
          </table:table-cell>
          <table:table-cell office:value-type="string">
            <text:p>文字サイズを大きく（24px） <text:s text:c="102"/></text:p>
          </table:table-cell>
        </table:table-row>
        <table:table-row table:style-name="ro1">
          <table:table-cell/>
          <table:table-cell office:value-type="string">
            <text:p>text-blue-600</text:p>
          </table:table-cell>
          <table:table-cell office:value-type="string">
            <text:p>文字色を青に</text:p>
          </table:table-cell>
        </table:table-row>
        <table:table-row table:style-name="ro1">
          <table:table-cell/>
          <table:table-cell office:value-type="string">
            <text:p>text-blue-700</text:p>
          </table:table-cell>
          <table:table-cell office:value-type="string">
            <text:p>文字色を濃い青に</text:p>
          </table:table-cell>
        </table:table-row>
        <table:table-row table:style-name="ro1">
          <table:table-cell/>
          <table:table-cell office:value-type="string">
            <text:p>text-gray-400</text:p>
          </table:table-cell>
          <table:table-cell office:value-type="string">
            <text:p>文字色を薄いグレーに <text:s text:c="103"/></text:p>
          </table:table-cell>
        </table:table-row>
        <table:table-row table:style-name="ro1">
          <table:table-cell/>
          <table:table-cell office:value-type="string">
            <text:p>text-gray-500</text:p>
          </table:table-cell>
          <table:table-cell office:value-type="string">
            <text:p>文字色をグレーに</text:p>
          </table:table-cell>
        </table:table-row>
        <table:table-row table:style-name="ro1">
          <table:table-cell/>
          <table:table-cell office:value-type="string">
            <text:p>text-gray-600</text:p>
          </table:table-cell>
          <table:table-cell office:value-type="string">
            <text:p>文字色をグレーに</text:p>
          </table:table-cell>
        </table:table-row>
        <table:table-row table:style-name="ro1">
          <table:table-cell/>
          <table:table-cell office:value-type="string">
            <text:p>text-gray-700</text:p>
          </table:table-cell>
          <table:table-cell office:value-type="string">
            <text:p>文字色をやや濃いグレーに <text:s text:c="99"/></text:p>
          </table:table-cell>
        </table:table-row>
        <table:table-row table:style-name="ro1">
          <table:table-cell/>
          <table:table-cell office:value-type="string">
            <text:p>text-gray-800</text:p>
          </table:table-cell>
          <table:table-cell office:value-type="string">
            <text:p>文字色を濃いグレーに <text:s text:c="103"/></text:p>
          </table:table-cell>
        </table:table-row>
        <table:table-row table:style-name="ro1">
          <table:table-cell/>
          <table:table-cell office:value-type="string">
            <text:p>text-red-400</text:p>
          </table:table-cell>
          <table:table-cell office:value-type="string">
            <text:p>文字色を薄い赤に</text:p>
          </table:table-cell>
        </table:table-row>
        <table:table-row table:style-name="ro1">
          <table:table-cell/>
          <table:table-cell office:value-type="string">
            <text:p>text-red-500</text:p>
          </table:table-cell>
          <table:table-cell office:value-type="string">
            <text:p>文字色を赤に</text:p>
          </table:table-cell>
        </table:table-row>
        <table:table-row table:style-name="ro3">
          <table:table-cell/>
          <table:table-cell office:value-type="string">
            <text:p>text-sm</text:p>
          </table:table-cell>
          <table:table-cell office:value-type="string">
            <text:p>文字サイズを小さく（14px）</text:p>
          </table:table-cell>
        </table:table-row>
        <table:table-row table:style-name="ro1">
          <table:table-cell/>
          <table:table-cell office:value-type="string">
            <text:p>text-white</text:p>
          </table:table-cell>
          <table:table-cell office:value-type="string">
            <text:p>文字色を白に</text:p>
          </table:table-cell>
        </table:table-row>
        <table:table-row table:style-name="ro3">
          <table:table-cell/>
          <table:table-cell office:value-type="string">
            <text:p>text-xs</text:p>
          </table:table-cell>
          <table:table-cell office:value-type="string">
            <text:p>文字サイズを極小に（12px）</text:p>
          </table:table-cell>
        </table:table-row>
        <table:table-row table:style-name="ro1">
          <table:table-cell/>
          <table:table-cell office:value-type="string">
            <text:p>transition-colors</text:p>
          </table:table-cell>
          <table:table-cell office:value-type="string">
            <text:p>色の変化をアニメーションで滑らかにする <text:s/></text:p>
          </table:table-cell>
        </table:table-row>
        <table:table-row table:style-name="ro1">
          <table:table-cell/>
          <table:table-cell office:value-type="string">
            <text:p>transition-shadow</text:p>
          </table:table-cell>
          <table:table-cell office:value-type="string">
            <text:p>シャドウの変化をアニメーションで滑らかにする</text:p>
          </table:table-cell>
        </table:table-row>
        <table:table-row table:style-name="ro1">
          <table:table-cell/>
          <table:table-cell office:value-type="string">
            <text:p>w-full</text:p>
          </table:table-cell>
          <table:table-cell office:value-type="string">
            <text:p>幅を親要素いっぱいに広げる</text:p>
          </table:table-cell>
        </table:table-row>
      </table:table>
      <table:table table:name="Sheet1_2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3">
          <table:table-cell/>
          <table:table-cell office:value-type="string">
            <text:p>border</text:p>
          </table:table-cell>
          <table:table-cell office:value-type="string">
            <text:p>1px の枠線を表示</text:p>
          </table:table-cell>
        </table:table-row>
        <table:table-row table:style-name="ro1">
          <table:table-cell/>
          <table:table-cell office:value-type="string">
            <text:p>rounded-lg</text:p>
          </table:table-cell>
          <table:table-cell office:value-type="string">
            <text:p>角を大きめに丸くする</text:p>
          </table:table-cell>
        </table:table-row>
        <table:table-row table:style-name="ro1">
          <table:table-cell/>
          <table:table-cell office:value-type="string">
            <text:p>overflow-hidden</text:p>
          </table:table-cell>
          <table:table-cell office:value-type="string">
            <text:p>角丸からはみ出した画像を隠す</text:p>
          </table:table-cell>
        </table:table-row>
        <table:table-row table:style-name="ro1">
          <table:table-cell/>
          <table:table-cell office:value-type="string">
            <text:p>bg-white</text:p>
          </table:table-cell>
          <table:table-cell office:value-type="string">
            <text:p>背景色を白に</text:p>
          </table:table-cell>
        </table:table-row>
        <table:table-row table:style-name="ro1">
          <table:table-cell/>
          <table:table-cell office:value-type="string">
            <text:p>shadow-sm</text:p>
          </table:table-cell>
          <table:table-cell office:value-type="string">
            <text:p>薄いドロップシャドウ</text:p>
          </table:table-cell>
        </table:table-row>
        <table:table-row table:style-name="ro1">
          <table:table-cell/>
          <table:table-cell office:value-type="string">
            <text:p>hover:shadow-md</text:p>
          </table:table-cell>
          <table:table-cell office:value-type="string">
            <text:p>ホバー時にシャドウを少し強くする</text:p>
          </table:table-cell>
        </table:table-row>
        <table:table-row table:style-name="ro1">
          <table:table-cell/>
          <table:table-cell office:value-type="string">
            <text:p>transition-shadow</text:p>
          </table:table-cell>
          <table:table-cell office:value-type="string">
            <text:p>シャドウの変化をアニメーションで滑らかにする</text:p>
          </table:table-cell>
        </table:table-row>
        <table:table-row table:style-name="ro1">
          <table:table-cell/>
          <table:table-cell office:value-type="string">
            <text:p>w-full</text:p>
          </table:table-cell>
          <table:table-cell office:value-type="string">
            <text:p>幅を親要素いっぱいに広げる</text:p>
          </table:table-cell>
        </table:table-row>
        <table:table-row table:style-name="ro3">
          <table:table-cell/>
          <table:table-cell office:value-type="string">
            <text:p>h-40</text:p>
          </table:table-cell>
          <table:table-cell office:value-type="string">
            <text:p>高さを 160px に固定（10rem）</text:p>
          </table:table-cell>
        </table:table-row>
        <table:table-row table:style-name="ro1">
          <table:table-cell/>
          <table:table-cell office:value-type="string">
            <text:p>object-cover</text:p>
          </table:table-cell>
          <table:table-cell office:value-type="string">
            <text:p>画像のアスペクト比を保ちながら枠を埋める（はみ出た部分は切り取り）</text:p>
          </table:table-cell>
        </table:table-row>
        <table:table-row table:style-name="ro3">
          <table:table-cell/>
          <table:table-cell office:value-type="string">
            <text:p>p-4</text:p>
          </table:table-cell>
          <table:table-cell office:value-type="string">
            <text:p>内側に 16px のパディング</text:p>
          </table:table-cell>
        </table:table-row>
        <table:table-row table:style-name="ro3">
          <table:table-cell/>
          <table:table-cell office:value-type="string">
            <text:p>flex</text:p>
          </table:table-cell>
          <table:table-cell office:value-type="string">
            <text:p>Flexboxレイアウトを有効化</text:p>
          </table:table-cell>
        </table:table-row>
        <table:table-row table:style-name="ro1">
          <table:table-cell/>
          <table:table-cell office:value-type="string">
            <text:p>flex-col</text:p>
          </table:table-cell>
          <table:table-cell office:value-type="string">
            <text:p>子要素を縦方向に並べる</text:p>
          </table:table-cell>
        </table:table-row>
        <table:table-row table:style-name="ro3">
          <table:table-cell/>
          <table:table-cell office:value-type="string">
            <text:p>gap-2</text:p>
          </table:table-cell>
          <table:table-cell office:value-type="string">
            <text:p>子要素の間に 8px の余白</text:p>
          </table:table-cell>
        </table:table-row>
        <table:table-row table:style-name="ro3">
          <table:table-cell/>
          <table:table-cell office:value-type="string">
            <text:p>font-semibold</text:p>
          </table:table-cell>
          <table:table-cell office:value-type="string">
            <text:p>文字をやや太く（600）</text:p>
          </table:table-cell>
        </table:table-row>
        <table:table-row table:style-name="ro1">
          <table:table-cell/>
          <table:table-cell office:value-type="string">
            <text:p>text-blue-600</text:p>
          </table:table-cell>
          <table:table-cell office:value-type="string">
            <text:p>文字色を青に</text:p>
          </table:table-cell>
        </table:table-row>
        <table:table-row table:style-name="ro1">
          <table:table-cell/>
          <table:table-cell office:value-type="string">
            <text:p>hover:underline</text:p>
          </table:table-cell>
          <table:table-cell office:value-type="string">
            <text:p>ホバー時に下線を表示</text:p>
          </table:table-cell>
        </table:table-row>
        <table:table-row table:style-name="ro3">
          <table:table-cell/>
          <table:table-cell office:value-type="string">
            <text:p>line-clamp-2</text:p>
          </table:table-cell>
          <table:table-cell office:value-type="string">
            <text:p>2行を超えたテキストを ... で省略</text:p>
          </table:table-cell>
        </table:table-row>
        <table:table-row table:style-name="ro3">
          <table:table-cell/>
          <table:table-cell office:value-type="string">
            <text:p>text-sm</text:p>
          </table:table-cell>
          <table:table-cell office:value-type="string">
            <text:p>文字サイズを小さく（14px）</text:p>
          </table:table-cell>
        </table:table-row>
        <table:table-row table:style-name="ro1">
          <table:table-cell/>
          <table:table-cell office:value-type="string">
            <text:p>text-gray-500</text:p>
          </table:table-cell>
          <table:table-cell office:value-type="string">
            <text:p>文字色をグレーに</text:p>
          </table:table-cell>
        </table:table-row>
        <table:table-row table:style-name="ro3">
          <table:table-cell/>
          <table:table-cell office:value-type="string">
            <text:p>line-clamp-2</text:p>
          </table:table-cell>
          <table:table-cell office:value-type="string">
            <text:p>2行を超えたテキストを ... で省略</text:p>
          </table:table-cell>
        </table:table-row>
        <table:table-row table:style-name="ro3">
          <table:table-cell/>
          <table:table-cell office:value-type="string">
            <text:p>flex</text:p>
          </table:table-cell>
          <table:table-cell office:value-type="string">
            <text:p>Flexboxレイアウトを有効化</text:p>
          </table:table-cell>
        </table:table-row>
        <table:table-row table:style-name="ro1">
          <table:table-cell/>
          <table:table-cell office:value-type="string">
            <text:p>flex-wrap</text:p>
          </table:table-cell>
          <table:table-cell office:value-type="string">
            <text:p>タグが多い場合に折り返す</text:p>
          </table:table-cell>
        </table:table-row>
        <table:table-row table:style-name="ro3">
          <table:table-cell/>
          <table:table-cell office:value-type="string">
            <text:p>gap-1</text:p>
          </table:table-cell>
          <table:table-cell office:value-type="string">
            <text:p>タグ間に 4px の余白</text:p>
          </table:table-cell>
        </table:table-row>
        <table:table-row table:style-name="ro3">
          <table:table-cell/>
          <table:table-cell office:value-type="string">
            <text:p>mt-1</text:p>
          </table:table-cell>
          <table:table-cell office:value-type="string">
            <text:p>上に 4px のマージン</text:p>
          </table:table-cell>
        </table:table-row>
        <table:table-row table:style-name="ro3">
          <table:table-cell/>
          <table:table-cell office:value-type="string">
            <text:p>text-xs</text:p>
          </table:table-cell>
          <table:table-cell office:value-type="string">
            <text:p>文字サイズを極小に（12px）</text:p>
          </table:table-cell>
        </table:table-row>
        <table:table-row table:style-name="ro1">
          <table:table-cell/>
          <table:table-cell office:value-type="string">
            <text:p>bg-blue-100</text:p>
          </table:table-cell>
          <table:table-cell office:value-type="string">
            <text:p>背景色を薄い青に</text:p>
          </table:table-cell>
        </table:table-row>
        <table:table-row table:style-name="ro1">
          <table:table-cell/>
          <table:table-cell office:value-type="string">
            <text:p>text-blue-700</text:p>
          </table:table-cell>
          <table:table-cell office:value-type="string">
            <text:p>文字色を濃い青に</text:p>
          </table:table-cell>
        </table:table-row>
        <table:table-row table:style-name="ro3">
          <table:table-cell/>
          <table:table-cell office:value-type="string">
            <text:p>px-2</text:p>
          </table:table-cell>
          <table:table-cell office:value-type="string">
            <text:p>左右に 8px のパディング</text:p>
          </table:table-cell>
        </table:table-row>
        <table:table-row table:style-name="ro3">
          <table:table-cell/>
          <table:table-cell office:value-type="string">
            <text:p>py-0.5</text:p>
          </table:table-cell>
          <table:table-cell office:value-type="string">
            <text:p>上下に 2px のパディング</text:p>
          </table:table-cell>
        </table:table-row>
        <table:table-row table:style-name="ro3">
          <table:table-cell/>
          <table:table-cell office:value-type="string">
            <text:p>rounded-full</text:p>
          </table:table-cell>
          <table:table-cell office:value-type="string">
            <text:p>角を完全に丸くして pill 形状に</text:p>
          </table:table-cell>
        </table:table-row>
        <table:table-row table:style-name="ro3">
          <table:table-cell/>
          <table:table-cell office:value-type="string">
            <text:p>self-end</text:p>
          </table:table-cell>
          <table:table-cell office:value-type="string">
            <text:p>Flex子要素を右端に寄せる</text:p>
          </table:table-cell>
        </table:table-row>
        <table:table-row table:style-name="ro3">
          <table:table-cell/>
          <table:table-cell office:value-type="string">
            <text:p>text-xs</text:p>
          </table:table-cell>
          <table:table-cell office:value-type="string">
            <text:p>文字サイズを極小に（12px）</text:p>
          </table:table-cell>
        </table:table-row>
        <table:table-row table:style-name="ro1">
          <table:table-cell/>
          <table:table-cell office:value-type="string">
            <text:p>text-red-400</text:p>
          </table:table-cell>
          <table:table-cell office:value-type="string">
            <text:p>文字色を薄い赤に</text:p>
          </table:table-cell>
        </table:table-row>
        <table:table-row table:style-name="ro1">
          <table:table-cell/>
          <table:table-cell office:value-type="string">
            <text:p>hover:text-red-600</text:p>
          </table:table-cell>
          <table:table-cell office:value-type="string">
            <text:p>ホバー時に濃い赤に</text:p>
          </table:table-cell>
        </table:table-row>
        <table:table-row table:style-name="ro3">
          <table:table-cell/>
          <table:table-cell office:value-type="string">
            <text:p>mt-1</text:p>
          </table:table-cell>
          <table:table-cell office:value-type="string">
            <text:p>上に 4px のマージン</text:p>
          </table:table-cell>
        </table:table-row>
      </table:table>
      <table:database-ranges>
        <table:database-range table:target-range-address="Sheet1.B2:Sheet1.C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5">2026/04/05</text:date>, <text:time>22:06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da Koji</meta:initial-creator>
    <meta:creation-date>2026-04-05T20:36:19</meta:creation-date>
    <meta:generator>OpenOffice/4.1.15$Unix OpenOffice.org_project/4115m2$Build-9813</meta:generator>
    <dc:date>2026-04-05T22:06:25</dc:date>
    <dc:creator>Kanda Koji</dc:creator>
    <meta:editing-duration>PT1H30M7S</meta:editing-duration>
    <meta:editing-cycles>10</meta:editing-cycles>
    <meta:document-statistic meta:table-count="2" meta:cell-count="214" meta:object-count="0"/>
  </office:meta>
</office:document-meta>
</file>